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ManagerImpl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mpl.isHoldBy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mpl.refre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kState.appliesToNodeState( NodeState node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kState.LockState( NodeState lockHoldingState , LockInfo lock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ManagerImpl.getLockImpl( NodeState nodeState , boolean lazyLockDiscover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LockManagerImpl.getLockFromMap( NodeState node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kImpl.getLock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anagerImpl.buildLockState( NodeState node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ockState.startListen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kManagerImpl.getLockHoldingState( NodeState node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kImpl.getLock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ManagerImpl.checkLock( NodeState node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kManagerImpl.removeLockToken( String 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kImpl.is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ManagerImpl.getLock( NodeState node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State.reloadLock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ManagerImpl.loggingOut( Session s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kManagerImpl.addLockToken( String 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State.rele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kManagerImpl.LockManagerImpl( WorkspaceManager wspManager , ItemManager itemManager , CacheBehaviour cacheBehavio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kManagerImpl.notifyTokenRemoved( String 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kImpl.lockTokenAdded( String lock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kImpl.getLock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ManagerImpl.loggedOut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kManagerImpl.isLocked( NodeState nod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Impl.lockTokenRemoved( String lock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kImpl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mpl.updateLock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ckState.statusChanged( ItemState state , int previousStatu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kManagerImpl.unlock( NodeState node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kImpl.LockImpl( LockState lockState , Node lockHolding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ckImpl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State.unlock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kManagerImpl.lock( NodeState nodeState , boolean isDeep , boolean isSessionScop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kManagerImpl.notifyTokenAdded( String 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kStat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State.stopListen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kImpl.isSessionSco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